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2</text:p>
      <text:p text:style-name="P1"/>
      <text:p text:style-name="P2">Para transpilar un archivo typescript a javascript necesitaremos tener instalado node.js y también typescript ejecutando el comando npm install -g typescript en node.js. A continuación abriré la línea de comandos “cmd” en la carpeta “practica modulo 2” donde tengo el archivo “ej12.ts” que quiero transpilar a javascript. Ejecuto el comando “tsc ej12.ts” y se me generá un nuevo archivo “ej12.js” con la transpilación.</text:p>
      <text:p text:style-name="P2"/>
      <text:p text:style-name="P1">Ejercicio 13</text:p>
      <text:p text:style-name="P1"/>
      <text:p text:style-name="P2">Todo esto en la línea de comandos</text:p>
      <text:p text:style-name="P2">Para revisar la versión de TS: tsc -v</text:p>
      <text:p text:style-name="P2">Para revisar la versión de node: node -v</text:p>
      <text:p text:style-name="P2">Para revisar la versión del instalador de paquetes: npm -v</text:p>
      <text:p text:style-name="P2">Para revisar la versión de Angular: ng - -version (doble linea seguida que separo porque me Openoffice me hace una línea larga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23T11:01:50.12</meta:creation-date>
    <meta:document-statistic meta:table-count="0" meta:image-count="0" meta:object-count="0" meta:page-count="1" meta:paragraph-count="8" meta:word-count="122" meta:character-count="737"/>
    <dc:date>2023-02-23T11:13:58.76</dc:date>
    <meta:editing-duration>PT12M12S</meta:editing-duration>
    <meta:editing-cycles>1</meta:editing-cycles>
    <meta:generator>OpenOffice/4.1.13$Win32 OpenOffice.org_project/4113m1$Build-9810</meta:generator>
  </office:meta>
</office:document-meta>
</file>